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1.4071in" svg:y="80.5728in">
            <draw:object draw:notify-on-update-of-ranges="data.B1:data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6705482" calcext:value-type="float">
            <text:p>6.705482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3571285" calcext:value-type="float">
            <text:p>3.571285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1864374" calcext:value-type="float">
            <text:p>1.864374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9540163" calcext:value-type="float">
            <text:p>9.540163E-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4785117" calcext:value-type="float">
            <text:p>4.785117E-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2352575" calcext:value-type="float">
            <text:p>2.352575E-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1133727" calcext:value-type="float">
            <text:p>1.133727E-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5355348" calcext:value-type="float">
            <text:p>5.355348E-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2479596" calcext:value-type="float">
            <text:p>2.479596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1125352" calcext:value-type="float">
            <text:p>1.125352E-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5006218" calcext:value-type="float">
            <text:p>5.006218E-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2182958" calcext:value-type="float">
            <text:p>2.182958E-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09330288" calcext:value-type="float">
            <text:p>9.330288E-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03908938" calcext:value-type="float">
            <text:p>3.908938E-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01605228" calcext:value-type="float">
            <text:p>1.605228E-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006461432" calcext:value-type="float">
            <text:p>6.461432E-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002549382" calcext:value-type="float">
            <text:p>2.549382E-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0009859506" calcext:value-type="float">
            <text:p>9.859506E-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003737571" calcext:value-type="float">
            <text:p>3.737571E-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0001388794" calcext:value-type="float">
            <text:p>1.388794E-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00005058253" calcext:value-type="float">
            <text:p>5.058253E-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00001805831" calcext:value-type="float">
            <text:p>1.805831E-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000006319286" calcext:value-type="float">
            <text:p>6.319286E-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000002167569" calcext:value-type="float">
            <text:p>2.167569E-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0000007287724" calcext:value-type="float">
            <text:p>7.287724E-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0000002401735" calcext:value-type="float">
            <text:p>2.401735E-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758402E-015" calcext:value-type="float">
            <text:p>7.758402E-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456595E-015" calcext:value-type="float">
            <text:p>2.456595E-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62446E-016" calcext:value-type="float">
            <text:p>7.62446E-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319523E-016" calcext:value-type="float">
            <text:p>2.319523E-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916754E-017" calcext:value-type="float">
            <text:p>6.916754E-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021716E-017" calcext:value-type="float">
            <text:p>2.021716E-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792313E-018" calcext:value-type="float">
            <text:p>5.792313E-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626665E-018" calcext:value-type="float">
            <text:p>1.626665E-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477732E-019" calcext:value-type="float">
            <text:p>4.477732E-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208182E-019" calcext:value-type="float">
            <text:p>1.208182E-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195367E-020" calcext:value-type="float">
            <text:p>3.195367E-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283677E-021" calcext:value-type="float">
            <text:p>8.283677E-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10494E-021" calcext:value-type="float">
            <text:p>2.10494E-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6705482" calcext:value-type="float">
            <text:p>6.705482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3571285" calcext:value-type="float">
            <text:p>3.571285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1864374" calcext:value-type="float">
            <text:p>1.864374E-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9540163" calcext:value-type="float">
            <text:p>9.540163E-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4785117" calcext:value-type="float">
            <text:p>4.785117E-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2352575" calcext:value-type="float">
            <text:p>2.352575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1133727" calcext:value-type="float">
            <text:p>1.133727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5355348" calcext:value-type="float">
            <text:p>5.355348E-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2479596" calcext:value-type="float">
            <text:p>2.479596E-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1125352" calcext:value-type="float">
            <text:p>1.125352E-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5006218" calcext:value-type="float">
            <text:p>5.006218E-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2182958" calcext:value-type="float">
            <text:p>2.182958E-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09330284" calcext:value-type="float">
            <text:p>9.330284E-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03908943" calcext:value-type="float">
            <text:p>3.908943E-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01605224" calcext:value-type="float">
            <text:p>1.605224E-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006461473" calcext:value-type="float">
            <text:p>6.461473E-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002549342" calcext:value-type="float">
            <text:p>2.549342E-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0009859889" calcext:value-type="float">
            <text:p>9.859889E-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0003737202" calcext:value-type="float">
            <text:p>3.737202E-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0001389178" calcext:value-type="float">
            <text:p>1.389178E-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00005054445" calcext:value-type="float">
            <text:p>5.054445E-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0000180977" calcext:value-type="float">
            <text:p>1.80977E-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000006281845" calcext:value-type="float">
            <text:p>6.281845E-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000002203962" calcext:value-type="float">
            <text:p>2.203962E-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000006935585" calcext:value-type="float">
            <text:p>6.935585E-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000000276332" calcext:value-type="float">
            <text:p>2.76332E-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073984E-015" calcext:value-type="float">
            <text:p>4.073984E-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35882E-015" calcext:value-type="float">
            <text:p>6.35882E-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.027946E-015" calcext:value-type="float">
            <text:p>-3.027946E-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099721E-015" calcext:value-type="float">
            <text:p>4.099721E-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.759514E-015" calcext:value-type="float">
            <text:p>-3.759514E-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712661E-015" calcext:value-type="float">
            <text:p>3.712661E-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.515389E-015" calcext:value-type="float">
            <text:p>-3.515389E-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705721E-015" calcext:value-type="float">
            <text:p>3.705721E-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.634201E-015" calcext:value-type="float">
            <text:p>-3.634201E-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636333E-015" calcext:value-type="float">
            <text:p>3.636333E-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.603515E-015" calcext:value-type="float">
            <text:p>-3.603515E-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637247E-015" calcext:value-type="float">
            <text:p>3.637247E-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.603538E-015" calcext:value-type="float">
            <text:p>-3.603538E-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006705482" calcext:value-type="float">
            <text:p>-6.705482E-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003571285" calcext:value-type="float">
            <text:p>-3.571285E-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001864374" calcext:value-type="float">
            <text:p>-1.864374E-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0009540163" calcext:value-type="float">
            <text:p>-9.540163E-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0004785117" calcext:value-type="float">
            <text:p>-4.785117E-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0002352575" calcext:value-type="float">
            <text:p>-2.352575E-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0001133727" calcext:value-type="float">
            <text:p>-1.133727E-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00005355348" calcext:value-type="float">
            <text:p>-5.355348E-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000002479596" calcext:value-type="float">
            <text:p>-2.479596E-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000001125352" calcext:value-type="float">
            <text:p>-1.125352E-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000005006218" calcext:value-type="float">
            <text:p>-5.006218E-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0000002182958" calcext:value-type="float">
            <text:p>-2.182958E-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0000009330287" calcext:value-type="float">
            <text:p>-9.330287E-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0000003908939" calcext:value-type="float">
            <text:p>-3.908939E-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0000001605228" calcext:value-type="float">
            <text:p>-1.605228E-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00000006461434" calcext:value-type="float">
            <text:p>-6.461434E-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0000000254938" calcext:value-type="float">
            <text:p>-2.54938E-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000000009859539" calcext:value-type="float">
            <text:p>-9.859539E-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000000003737554" calcext:value-type="float">
            <text:p>-3.737554E-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000000001388811" calcext:value-type="float">
            <text:p>-1.388811E-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0000000005058211" calcext:value-type="float">
            <text:p>-5.058211E-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00000000001806197" calcext:value-type="float">
            <text:p>-1.806197E-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00000000006320281" calcext:value-type="float">
            <text:p>-6.320281E-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00000000002166729" calcext:value-type="float">
            <text:p>-2.166729E-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00000000000729406" calcext:value-type="float">
            <text:p>-7.29406E-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000000000002426172" calcext:value-type="float">
            <text:p>-2.426172E-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7.461678E-015" calcext:value-type="float">
            <text:p>-7.461678E-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.827916E-015" calcext:value-type="float">
            <text:p>-2.827916E-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5.576637E-016" calcext:value-type="float">
            <text:p>-5.576637E-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.095508E-016" calcext:value-type="float">
            <text:p>-4.095508E-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453656E-017" calcext:value-type="float">
            <text:p>8.453656E-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.65009E-016" calcext:value-type="float">
            <text:p>-1.65009E-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.637087E-016" calcext:value-type="float">
            <text:p>-1.637087E-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.656612E-016" calcext:value-type="float">
            <text:p>-1.656612E-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14217E-017" calcext:value-type="float">
            <text:p>7.14217E-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.625378E-016" calcext:value-type="float">
            <text:p>-1.625378E-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594725E-016" calcext:value-type="float">
            <text:p>1.594725E-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.655731E-016" calcext:value-type="float">
            <text:p>-1.655731E-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614907E-016" calcext:value-type="float">
            <text:p>1.614907E-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0006705482" calcext:value-type="float">
            <text:p>-6.705482E-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0003571285" calcext:value-type="float">
            <text:p>-3.571285E-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0001864374" calcext:value-type="float">
            <text:p>-1.864374E-0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00009540163" calcext:value-type="float">
            <text:p>-9.540163E-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00004785117" calcext:value-type="float">
            <text:p>-4.785117E-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00002352575" calcext:value-type="float">
            <text:p>-2.352575E-0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00001133727" calcext:value-type="float">
            <text:p>-1.133727E-0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000005355348" calcext:value-type="float">
            <text:p>-5.355348E-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000002479596" calcext:value-type="float">
            <text:p>-2.479596E-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000001125352" calcext:value-type="float">
            <text:p>-1.125352E-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0000005006217" calcext:value-type="float">
            <text:p>-5.006217E-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0000002182958" calcext:value-type="float">
            <text:p>-2.182958E-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00000009330281" calcext:value-type="float">
            <text:p>-9.330281E-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00000003908945" calcext:value-type="float">
            <text:p>-3.908945E-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00000001605222" calcext:value-type="float">
            <text:p>-1.605222E-0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000000006461497" calcext:value-type="float">
            <text:p>-6.461497E-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000000002549314" calcext:value-type="float">
            <text:p>-2.549314E-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0000000009860205" calcext:value-type="float">
            <text:p>-9.860205E-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0000000003736872" calcext:value-type="float">
            <text:p>-3.736872E-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0000000001389486" calcext:value-type="float">
            <text:p>-1.389486E-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00000000005051432" calcext:value-type="float">
            <text:p>-5.051432E-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00000000001813081" calcext:value-type="float">
            <text:p>-1.813081E-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000000000006254298" calcext:value-type="float">
            <text:p>-6.254298E-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000000000002232173" calcext:value-type="float">
            <text:p>-2.232173E-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0000000000006633152" calcext:value-type="float">
            <text:p>-6.633152E-1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0000000000003097349" calcext:value-type="float">
            <text:p>-3.097349E-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8.43053E-016" calcext:value-type="float">
            <text:p>-8.43053E-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9.501139E-015" calcext:value-type="float">
            <text:p>-9.501139E-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105599E-015" calcext:value-type="float">
            <text:p>6.105599E-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6.998779E-015" calcext:value-type="float">
            <text:p>-6.998779E-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11782E-015" calcext:value-type="float">
            <text:p>6.511782E-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6.652634E-015" calcext:value-type="float">
            <text:p>-6.652634E-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334844E-015" calcext:value-type="float">
            <text:p>6.334844E-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6.660657E-015" calcext:value-type="float">
            <text:p>-6.660657E-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453235E-015" calcext:value-type="float">
            <text:p>6.453235E-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6.615988E-015" calcext:value-type="float">
            <text:p>-6.615988E-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2593E-015" calcext:value-type="float">
            <text:p>6.652593E-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6.268671E-015" calcext:value-type="float">
            <text:p>-6.268671E-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046985E-015" calcext:value-type="float">
            <text:p>6.046985E-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6705482" calcext:value-type="float">
            <text:p>6.705482E-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571285" calcext:value-type="float">
            <text:p>3.571285E-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1864374" calcext:value-type="float">
            <text:p>1.864374E-0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9540163" calcext:value-type="float">
            <text:p>9.540163E-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4785117" calcext:value-type="float">
            <text:p>4.785117E-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2352575" calcext:value-type="float">
            <text:p>2.352575E-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1133727" calcext:value-type="float">
            <text:p>1.133727E-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05355348" calcext:value-type="float">
            <text:p>5.355348E-0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02479596" calcext:value-type="float">
            <text:p>2.479596E-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01125352" calcext:value-type="float">
            <text:p>1.125352E-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005006218" calcext:value-type="float">
            <text:p>5.006218E-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002182958" calcext:value-type="float">
            <text:p>2.182958E-0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0009330287" calcext:value-type="float">
            <text:p>9.330287E-0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0003908938" calcext:value-type="float">
            <text:p>3.908938E-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0001605228" calcext:value-type="float">
            <text:p>1.605228E-0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00006461427" calcext:value-type="float">
            <text:p>6.461427E-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00002549379" calcext:value-type="float">
            <text:p>2.549379E-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00000985953" calcext:value-type="float">
            <text:p>9.85953E-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0000037375" calcext:value-type="float">
            <text:p>3.7375E-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00000138883" calcext:value-type="float">
            <text:p>1.38883E-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0000005057855" calcext:value-type="float">
            <text:p>5.057855E-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0000001806337" calcext:value-type="float">
            <text:p>1.806337E-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00000006317415" calcext:value-type="float">
            <text:p>6.317415E-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00000002168012" calcext:value-type="float">
            <text:p>2.168012E-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000000007250944" calcext:value-type="float">
            <text:p>7.250944E-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000000002447568" calcext:value-type="float">
            <text:p>2.447568E-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76137E-015" calcext:value-type="float">
            <text:p>6.876137E-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137666E-015" calcext:value-type="float">
            <text:p>3.137666E-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841696E-017" calcext:value-type="float">
            <text:p>8.841696E-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322631E-016" calcext:value-type="float">
            <text:p>4.322631E-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3.031018E-016" calcext:value-type="float">
            <text:p>-3.031018E-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493741E-016" calcext:value-type="float">
            <text:p>3.493741E-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.708335E-016" calcext:value-type="float">
            <text:p>-2.708335E-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383698E-016" calcext:value-type="float">
            <text:p>3.383698E-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3.121958E-016" calcext:value-type="float">
            <text:p>-3.121958E-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329117E-016" calcext:value-type="float">
            <text:p>1.329117E-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4.142215E-016" calcext:value-type="float">
            <text:p>-4.142215E-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4.189562E-016" calcext:value-type="float">
            <text:p>-4.189562E-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428363E-016" calcext:value-type="float">
            <text:p>2.428363E-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6705482" calcext:value-type="float">
            <text:p>6.705482E-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3571285" calcext:value-type="float">
            <text:p>3.571285E-0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1864374" calcext:value-type="float">
            <text:p>1.864374E-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9540163" calcext:value-type="float">
            <text:p>9.540163E-0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4785117" calcext:value-type="float">
            <text:p>4.785117E-0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2352575" calcext:value-type="float">
            <text:p>2.352575E-0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1133727" calcext:value-type="float">
            <text:p>1.133727E-0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05355348" calcext:value-type="float">
            <text:p>5.355348E-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02479596" calcext:value-type="float">
            <text:p>2.479596E-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01125352" calcext:value-type="float">
            <text:p>1.125352E-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005006217" calcext:value-type="float">
            <text:p>5.006217E-0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002182959" calcext:value-type="float">
            <text:p>2.182959E-0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0009330279" calcext:value-type="float">
            <text:p>9.330279E-0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0003908948" calcext:value-type="float">
            <text:p>3.908948E-0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000160522" calcext:value-type="float">
            <text:p>1.60522E-0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00006461518" calcext:value-type="float">
            <text:p>6.461518E-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00002549293" calcext:value-type="float">
            <text:p>2.549293E-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000009860448" calcext:value-type="float">
            <text:p>9.860448E-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000003736648" calcext:value-type="float">
            <text:p>3.736648E-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000001389747" calcext:value-type="float">
            <text:p>1.389747E-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0000005049625" calcext:value-type="float">
            <text:p>5.049625E-1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0000001815583" calcext:value-type="float">
            <text:p>1.815583E-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00000006232521" calcext:value-type="float">
            <text:p>6.232521E-1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00000002263566" calcext:value-type="float">
            <text:p>2.263566E-1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000000006372207" calcext:value-type="float">
            <text:p>6.372207E-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00000000340625" calcext:value-type="float">
            <text:p>3.40625E-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.739648E-015" calcext:value-type="float">
            <text:p>-1.739648E-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000000001254237" calcext:value-type="float">
            <text:p>1.254237E-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8.363828E-015" calcext:value-type="float">
            <text:p>-8.363828E-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974572E-015" calcext:value-type="float">
            <text:p>9.974572E-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9.306637E-015" calcext:value-type="float">
            <text:p>-9.306637E-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973705E-015" calcext:value-type="float">
            <text:p>9.973705E-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9.015732E-015" calcext:value-type="float">
            <text:p>-9.015732E-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830541E-015" calcext:value-type="float">
            <text:p>9.830541E-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9.05006E-015" calcext:value-type="float">
            <text:p>-9.05006E-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771617E-015" calcext:value-type="float">
            <text:p>9.771617E-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9.300442E-015" calcext:value-type="float">
            <text:p>-9.300442E-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341041E-015" calcext:value-type="float">
            <text:p>9.341041E-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8.917449E-015" calcext:value-type="float">
            <text:p>-8.917449E-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0.00006705482" calcext:value-type="float">
            <text:p>-6.705482E-0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0.00003571285" calcext:value-type="float">
            <text:p>-3.571285E-0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0.00001864374" calcext:value-type="float">
            <text:p>-1.864374E-0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0.000009540163" calcext:value-type="float">
            <text:p>-9.540163E-0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0.000004785117" calcext:value-type="float">
            <text:p>-4.785117E-0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0.000002352575" calcext:value-type="float">
            <text:p>-2.352575E-0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0.000001133727" calcext:value-type="float">
            <text:p>-1.133727E-0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0.0000005355348" calcext:value-type="float">
            <text:p>-5.355348E-0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0.0000002479596" calcext:value-type="float">
            <text:p>-2.479596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0.0000001125352" calcext:value-type="float">
            <text:p>-1.125352E-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0.00000005006218" calcext:value-type="float">
            <text:p>-5.006218E-0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0.00000002182958" calcext:value-type="float">
            <text:p>-2.182958E-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0.000000009330288" calcext:value-type="float">
            <text:p>-9.330288E-0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0.000000003908937" calcext:value-type="float">
            <text:p>-3.908937E-0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0.00000000160523" calcext:value-type="float">
            <text:p>-1.60523E-0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0.000000000646141" calcext:value-type="float">
            <text:p>-6.46141E-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0.0000000002549396" calcext:value-type="float">
            <text:p>-2.549396E-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0.00000000009859355" calcext:value-type="float">
            <text:p>-9.859355E-1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0.00000000003737654" calcext:value-type="float">
            <text:p>-3.737654E-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0.00000000001388653" calcext:value-type="float">
            <text:p>-1.388653E-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0.000000000005059771" calcext:value-type="float">
            <text:p>-5.059771E-1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0.00000000000180506" calcext:value-type="float">
            <text:p>-1.80506E-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0.000000000000633224" calcext:value-type="float">
            <text:p>-6.33224E-1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0.0000000000002157758" calcext:value-type="float">
            <text:p>-2.157758E-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0.00000000000007358529" calcext:value-type="float">
            <text:p>-7.358529E-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0.00000000000002373101" calcext:value-type="float">
            <text:p>-2.373101E-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7.918879E-015" calcext:value-type="float">
            <text:p>-7.918879E-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.975363E-015" calcext:value-type="float">
            <text:p>-1.975363E-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.416482E-015" calcext:value-type="float">
            <text:p>-1.416482E-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10183E-016" calcext:value-type="float">
            <text:p>3.10183E-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8.882361E-017" calcext:value-type="float">
            <text:p>-8.882361E-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2.336957E-017" calcext:value-type="float">
            <text:p>-2.336957E-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.082722E-016" calcext:value-type="float">
            <text:p>-2.082722E-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13165E-016" calcext:value-type="float">
            <text:p>3.13165E-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4.362799E-016" calcext:value-type="float">
            <text:p>-4.362799E-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550216E-016" calcext:value-type="float">
            <text:p>3.550216E-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48163E-017" calcext:value-type="float">
            <text:p>1.448163E-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06586E-016" calcext:value-type="float">
            <text:p>5.06586E-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.156952E-017" calcext:value-type="float">
            <text:p>-1.156952E-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0.9900498" calcext:value-type="float">
            <text:p>-0.990049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0.9607894" calcext:value-type="float">
            <text:p>-0.960789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0.9139312" calcext:value-type="float">
            <text:p>-0.913931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0.8521438" calcext:value-type="float">
            <text:p>-0.85214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0.7788008" calcext:value-type="float">
            <text:p>-0.778800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0.6976763" calcext:value-type="float">
            <text:p>-0.697676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0.6126264" calcext:value-type="float">
            <text:p>-0.612626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0.5272924" calcext:value-type="float">
            <text:p>-0.527292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0.4448581" calcext:value-type="float">
            <text:p>-0.444858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0.3678794" calcext:value-type="float">
            <text:p>-0.367879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0.2981973" calcext:value-type="float">
            <text:p>-0.29819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0.2369278" calcext:value-type="float">
            <text:p>-0.236927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0.1845195" calcext:value-type="float">
            <text:p>-0.18451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0.1408584" calcext:value-type="float">
            <text:p>-0.140858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0.1053992" calcext:value-type="float">
            <text:p>-0.105399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07730474" calcext:value-type="float">
            <text:p>-0.0773047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0.05557621" calcext:value-type="float">
            <text:p>-0.055576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0.0391639" calcext:value-type="float">
            <text:p>-0.039163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0.02705185" calcext:value-type="float">
            <text:p>-0.027051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0.01831564" calcext:value-type="float">
            <text:p>-0.0183156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0.01215518" calcext:value-type="float">
            <text:p>-0.012155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0.007907054" calcext:value-type="float">
            <text:p>-0.00790705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0.00504176" calcext:value-type="float">
            <text:p>-0.0050417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0.003151112" calcext:value-type="float">
            <text:p>-0.00315111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0.001930454" calcext:value-type="float">
            <text:p>-0.00193045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0.001159229" calcext:value-type="float">
            <text:p>-0.0011592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0.0006823281" calcext:value-type="float">
            <text:p>-0.000682328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0.000393669" calcext:value-type="float">
            <text:p>-0.00039366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0.0002226299" calcext:value-type="float">
            <text:p>-0.000222629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0.0001234098" calcext:value-type="float">
            <text:p>-0.000123409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0.00006705482" calcext:value-type="float">
            <text:p>-6.705482E-0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0.00003571285" calcext:value-type="float">
            <text:p>-3.571285E-0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0.00001864374" calcext:value-type="float">
            <text:p>-1.864374E-0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0.000009540163" calcext:value-type="float">
            <text:p>-9.540163E-0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000004785117" calcext:value-type="float">
            <text:p>-4.785117E-0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0.000002352575" calcext:value-type="float">
            <text:p>-2.352575E-0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0.000001133727" calcext:value-type="float">
            <text:p>-1.133727E-0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0.0000005355348" calcext:value-type="float">
            <text:p>-5.355348E-0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0.0000002479596" calcext:value-type="float">
            <text:p>-2.479596E-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0.0000001125352" calcext:value-type="float">
            <text:p>-1.125352E-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0.00000005006217" calcext:value-type="float">
            <text:p>-5.006217E-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0.00000002182959" calcext:value-type="float">
            <text:p>-2.182959E-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0.00000000933028" calcext:value-type="float">
            <text:p>-9.33028E-0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0.000000003908946" calcext:value-type="float">
            <text:p>-3.908946E-0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0.000000001605221" calcext:value-type="float">
            <text:p>-1.605221E-0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0.0000000006461505" calcext:value-type="float">
            <text:p>-6.461505E-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0.0000000002549306" calcext:value-type="float">
            <text:p>-2.549306E-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0.00000000009860302" calcext:value-type="float">
            <text:p>-9.860302E-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0.00000000003736727" calcext:value-type="float">
            <text:p>-3.736727E-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0.00000000001389633" calcext:value-type="float">
            <text:p>-1.389633E-1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0.000000000005050382" calcext:value-type="float">
            <text:p>-5.050382E-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0.000000000001814822" calcext:value-type="float">
            <text:p>-1.814822E-1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0.0000000000006239398" calcext:value-type="float">
            <text:p>-6.239398E-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0.0000000000002258178" calcext:value-type="float">
            <text:p>-2.258178E-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00000000000006423109" calcext:value-type="float">
            <text:p>-6.423109E-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00000000000003331841" calcext:value-type="float">
            <text:p>-3.331841E-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18766E-015" calcext:value-type="float">
            <text:p>1.18766E-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00000000000001137512" calcext:value-type="float">
            <text:p>-1.137512E-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404892E-015" calcext:value-type="float">
            <text:p>7.404892E-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8.774764E-015" calcext:value-type="float">
            <text:p>-8.774764E-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757471E-015" calcext:value-type="float">
            <text:p>8.757471E-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9.132063E-015" calcext:value-type="float">
            <text:p>-9.132063E-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310332E-015" calcext:value-type="float">
            <text:p>8.310332E-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8.744435E-015" calcext:value-type="float">
            <text:p>-8.744435E-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886003E-015" calcext:value-type="float">
            <text:p>7.886003E-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8.397113E-015" calcext:value-type="float">
            <text:p>-8.397113E-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203264E-015" calcext:value-type="float">
            <text:p>8.203264E-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8.151241E-015" calcext:value-type="float">
            <text:p>-8.151241E-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407604E-015" calcext:value-type="float">
            <text:p>8.407604E-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6705482" calcext:value-type="float">
            <text:p>6.705482E-0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3571285" calcext:value-type="float">
            <text:p>3.571285E-0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1864374" calcext:value-type="float">
            <text:p>1.864374E-0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09540163" calcext:value-type="float">
            <text:p>9.540163E-0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04785117" calcext:value-type="float">
            <text:p>4.785117E-0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02352575" calcext:value-type="float">
            <text:p>2.352575E-0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01133727" calcext:value-type="float">
            <text:p>1.133727E-0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005355348" calcext:value-type="float">
            <text:p>5.355348E-0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002479596" calcext:value-type="float">
            <text:p>2.479596E-0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001125352" calcext:value-type="float">
            <text:p>1.125352E-0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0005006218" calcext:value-type="float">
            <text:p>5.006218E-0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0002182958" calcext:value-type="float">
            <text:p>2.182958E-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00009330288" calcext:value-type="float">
            <text:p>9.330288E-0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00003908938" calcext:value-type="float">
            <text:p>3.908938E-0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0001605229" calcext:value-type="float">
            <text:p>1.605229E-0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000006461421" calcext:value-type="float">
            <text:p>6.461421E-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000002549382" calcext:value-type="float">
            <text:p>2.549382E-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0000009859472" calcext:value-type="float">
            <text:p>9.859472E-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0000003737511" calcext:value-type="float">
            <text:p>3.737511E-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000000138877" calcext:value-type="float">
            <text:p>1.38877E-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00000005058412" calcext:value-type="float">
            <text:p>5.058412E-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00000001805875" calcext:value-type="float">
            <text:p>1.805875E-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000000006322507" calcext:value-type="float">
            <text:p>6.322507E-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000000002169667" calcext:value-type="float">
            <text:p>2.169667E-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0000000007200403" calcext:value-type="float">
            <text:p>7.200403E-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0000000002514325" calcext:value-type="float">
            <text:p>2.514325E-1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139994E-015" calcext:value-type="float">
            <text:p>6.139994E-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178569E-015" calcext:value-type="float">
            <text:p>3.178569E-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469204E-016" calcext:value-type="float">
            <text:p>4.469204E-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925146E-017" calcext:value-type="float">
            <text:p>1.925146E-1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7.614198E-016" calcext:value-type="float">
            <text:p>-7.614198E-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700805E-016" calcext:value-type="float">
            <text:p>4.700805E-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4.132137E-016" calcext:value-type="float">
            <text:p>-4.132137E-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506816E-016" calcext:value-type="float">
            <text:p>1.506816E-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856084E-017" calcext:value-type="float">
            <text:p>3.856084E-1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1.615483E-016" calcext:value-type="float">
            <text:p>-1.615483E-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2.528277E-016" calcext:value-type="float">
            <text:p>-2.528277E-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5.708821E-016" calcext:value-type="float">
            <text:p>-5.708821E-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3.344134E-016" calcext:value-type="float">
            <text:p>-3.344134E-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1234098" calcext:value-type="float">
            <text:p>0.000123409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2226299" calcext:value-type="float">
            <text:p>0.000222629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393669" calcext:value-type="float">
            <text:p>0.00039366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6823281" calcext:value-type="float">
            <text:p>0.000682328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1159229" calcext:value-type="float">
            <text:p>0.00115922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1930454" calcext:value-type="float">
            <text:p>0.0019304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3151112" calcext:value-type="float">
            <text:p>0.00315111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504176" calcext:value-type="float">
            <text:p>0.0050417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7907054" calcext:value-type="float">
            <text:p>0.00790705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1215518" calcext:value-type="float">
            <text:p>0.012155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1831564" calcext:value-type="float">
            <text:p>0.0183156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2705185" calcext:value-type="float">
            <text:p>0.0270518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900498" calcext:value-type="float">
            <text:p>0.990049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607894" calcext:value-type="float">
            <text:p>0.960789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139312" calcext:value-type="float">
            <text:p>0.91393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8521438" calcext:value-type="float">
            <text:p>0.852143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788008" calcext:value-type="float">
            <text:p>0.778800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976763" calcext:value-type="float">
            <text:p>0.697676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126264" calcext:value-type="float">
            <text:p>0.612626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5272924" calcext:value-type="float">
            <text:p>0.527292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4448581" calcext:value-type="float">
            <text:p>0.444858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3678794" calcext:value-type="float">
            <text:p>0.367879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2981973" calcext:value-type="float">
            <text:p>0.298197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2369278" calcext:value-type="float">
            <text:p>0.236927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1845195" calcext:value-type="float">
            <text:p>0.184519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1408584" calcext:value-type="float">
            <text:p>0.140858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1053992" calcext:value-type="float">
            <text:p>0.105399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7730474" calcext:value-type="float">
            <text:p>0.0773047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5557621" calcext:value-type="float">
            <text:p>0.055576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391639" calcext:value-type="float">
            <text:p>0.039163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2705185" calcext:value-type="float">
            <text:p>0.02705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7-16T22:32:35.995351069</dc:date>
    <meta:editing-duration>PT1M5S</meta:editing-duration>
    <meta:editing-cycles>1</meta:editing-cycles>
    <meta:document-statistic meta:table-count="1" meta:cell-count="20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4.201cm" style:legend-expansion="high" chart:style-name="ch2"/>
        <chart:plot-area chart:style-name="ch3" table:cell-range-address="data.B1:data.B1000" svg:x="0.32cm" svg:y="0.18cm" svg:width="13.097cm" svg:height="8.64cm">
          <chartooo:coordinate-region svg:x="1.153cm" svg:y="0.379cm" svg:width="12.26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6705482">
                <text:p>0.00006705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3571285">
                <text:p>0.000035712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1864374">
                <text:p>0.000018643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9540163">
                <text:p>0.000009540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4785117">
                <text:p>0.000004785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2352575">
                <text:p>0.000002352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1133727">
                <text:p>0.000001133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5355348">
                <text:p>0.0000005355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2479596">
                <text:p>0.00000024795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1125352">
                <text:p>0.0000001125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05006218">
                <text:p>0.00000005006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2182958">
                <text:p>0.00000002182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09330288">
                <text:p>0.000000009330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3908938">
                <text:p>0.0000000039089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01605228">
                <text:p>0.000000001605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06461432">
                <text:p>0.0000000006461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02549382">
                <text:p>0.00000000025493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0009859506">
                <text:p>0.000000000098595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0003737571">
                <text:p>0.00000000003737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0001388794">
                <text:p>0.00000000001388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00005058253">
                <text:p>0.0000000000050582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000001805831">
                <text:p>0.0000000000018058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0000006319286">
                <text:p>0.0000000000006319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0002167569">
                <text:p>0.00000000000021675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00000007287724">
                <text:p>0.00000000000007287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0000002401735">
                <text:p>0.000000000000024017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758402E-015">
                <text:p>7.758402E-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56595E-015">
                <text:p>2.456595E-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62446E-016">
                <text:p>7.62446E-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9523E-016">
                <text:p>2.319523E-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16754E-017">
                <text:p>6.916754E-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021716E-017">
                <text:p>2.021716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92313E-018">
                <text:p>5.792313E-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26665E-018">
                <text:p>1.626665E-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77732E-019">
                <text:p>4.477732E-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8182E-019">
                <text:p>1.208182E-0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95367E-020">
                <text:p>3.195367E-0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283677E-021">
                <text:p>8.283677E-0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0494E-021">
                <text:p>2.10494E-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6705482">
                <text:p>0.000067054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3571285">
                <text:p>0.00003571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1864374">
                <text:p>0.000018643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9540163">
                <text:p>0.0000095401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4785117">
                <text:p>0.000004785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2352575">
                <text:p>0.0000023525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133727">
                <text:p>0.0000011337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5355348">
                <text:p>0.0000005355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2479596">
                <text:p>0.0000002479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1125352">
                <text:p>0.00000011253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05006218">
                <text:p>0.000000050062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02182958">
                <text:p>0.00000002182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009330284">
                <text:p>0.000000009330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003908943">
                <text:p>0.0000000039089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001605224">
                <text:p>0.0000000016052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0006461473">
                <text:p>0.00000000064614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0002549342">
                <text:p>0.00000000025493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00009859889">
                <text:p>0.000000000098598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00003737202">
                <text:p>0.000000000037372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00001389178">
                <text:p>0.000000000013891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000005054445">
                <text:p>0.0000000000050544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00000180977">
                <text:p>0.000000000001809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000006281845">
                <text:p>0.00000000000062818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0000002203962">
                <text:p>0.00000000000022039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00000006935585">
                <text:p>0.000000000000069355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0000000276332">
                <text:p>0.00000000000002763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073984E-015">
                <text:p>4.073984E-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35882E-015">
                <text:p>6.35882E-0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027946E-015">
                <text:p>-3.027946E-0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099721E-015">
                <text:p>4.099721E-0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759514E-015">
                <text:p>-3.759514E-0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12661E-015">
                <text:p>3.712661E-0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.515389E-015">
                <text:p>-3.515389E-0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705721E-015">
                <text:p>3.705721E-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.634201E-015">
                <text:p>-3.634201E-0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636333E-015">
                <text:p>3.636333E-0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.603515E-015">
                <text:p>-3.603515E-0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637247E-015">
                <text:p>3.637247E-0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.603538E-015">
                <text:p>-3.603538E-0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06705482">
                <text:p>-0.000067054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03571285">
                <text:p>-0.00003571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01864374">
                <text:p>-0.000018643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0009540163">
                <text:p>-0.0000095401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0004785117">
                <text:p>-0.0000047851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0002352575">
                <text:p>-0.0000023525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0001133727">
                <text:p>-0.0000011337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05355348">
                <text:p>-0.00000053553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00002479596">
                <text:p>-0.00000024795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00001125352">
                <text:p>-0.00000011253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000005006218">
                <text:p>-0.000000050062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000002182958">
                <text:p>-0.000000021829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0000009330287">
                <text:p>-0.0000000093302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0000003908939">
                <text:p>-0.0000000039089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0000001605228">
                <text:p>-0.0000000016052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00000006461434">
                <text:p>-0.00000000064614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0000000254938">
                <text:p>-0.0000000002549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000000009859539">
                <text:p>-0.000000000098595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000000003737554">
                <text:p>-0.000000000037375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0000000001388811">
                <text:p>-0.000000000013888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0000000005058211">
                <text:p>-0.0000000000050582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0000000001806197">
                <text:p>-0.0000000000018061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00000000006320281">
                <text:p>-0.00000000000063202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00000000002166729">
                <text:p>-0.0000000000002166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00000000000729406">
                <text:p>-0.0000000000000729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000000000002426172">
                <text:p>-0.000000000000024261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7.461678E-015">
                <text:p>-7.461678E-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827916E-015">
                <text:p>-2.827916E-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576637E-016">
                <text:p>-5.576637E-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.095508E-016">
                <text:p>-4.095508E-0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453656E-017">
                <text:p>8.453656E-0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65009E-016">
                <text:p>-1.65009E-0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637087E-016">
                <text:p>-1.637087E-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56612E-016">
                <text:p>-1.656612E-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14217E-017">
                <text:p>7.14217E-0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625378E-016">
                <text:p>-1.625378E-0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94725E-016">
                <text:p>1.594725E-0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55731E-016">
                <text:p>-1.655731E-0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14907E-016">
                <text:p>1.614907E-0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006705482">
                <text:p>-0.000067054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003571285">
                <text:p>-0.000035712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001864374">
                <text:p>-0.00001864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0009540163">
                <text:p>-0.0000095401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0004785117">
                <text:p>-0.0000047851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0002352575">
                <text:p>-0.0000023525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0001133727">
                <text:p>-0.0000011337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00005355348">
                <text:p>-0.00000053553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00002479596">
                <text:p>-0.00000024795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00001125352">
                <text:p>-0.00000011253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000005006217">
                <text:p>-0.000000050062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000002182958">
                <text:p>-0.00000002182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0000009330281">
                <text:p>-0.0000000093302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0000003908945">
                <text:p>-0.0000000039089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0000001605222">
                <text:p>-0.0000000016052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00000006461497">
                <text:p>-0.0000000006461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00000002549314">
                <text:p>-0.00000000025493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000000009860205">
                <text:p>-0.000000000098602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000000003736872">
                <text:p>-0.000000000037368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000000001389486">
                <text:p>-0.00000000001389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0000000005051432">
                <text:p>-0.0000000000050514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0000000001813081">
                <text:p>-0.0000000000018130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00000000006254298">
                <text:p>-0.00000000000062542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00000000002232173">
                <text:p>-0.00000000000022321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000000000006633152">
                <text:p>-0.000000000000066331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000000000003097349">
                <text:p>-0.000000000000030973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8.43053E-016">
                <text:p>-8.43053E-0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9.501139E-015">
                <text:p>-9.501139E-0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105599E-015">
                <text:p>6.105599E-0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6.998779E-015">
                <text:p>-6.998779E-0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511782E-015">
                <text:p>6.511782E-0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6.652634E-015">
                <text:p>-6.652634E-0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334844E-015">
                <text:p>6.334844E-0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6.660657E-015">
                <text:p>-6.660657E-0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453235E-015">
                <text:p>6.453235E-0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6.615988E-015">
                <text:p>-6.615988E-0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652593E-015">
                <text:p>6.652593E-0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6.268671E-015">
                <text:p>-6.268671E-0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046985E-015">
                <text:p>6.046985E-0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6705482">
                <text:p>0.000067054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3571285">
                <text:p>0.000035712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1864374">
                <text:p>0.000018643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9540163">
                <text:p>0.0000095401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4785117">
                <text:p>0.0000047851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2352575">
                <text:p>0.0000023525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1133727">
                <text:p>0.0000011337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05355348">
                <text:p>0.00000053553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02479596">
                <text:p>0.00000024795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01125352">
                <text:p>0.00000011253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005006218">
                <text:p>0.000000050062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002182958">
                <text:p>0.000000021829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0009330287">
                <text:p>0.0000000093302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0003908938">
                <text:p>0.0000000039089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0001605228">
                <text:p>0.0000000016052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00006461427">
                <text:p>0.00000000064614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00002549379">
                <text:p>0.00000000025493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00000985953">
                <text:p>0.00000000009859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0000037375">
                <text:p>0.0000000000373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00000138883">
                <text:p>0.00000000001388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0000005057855">
                <text:p>0.0000000000050578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0000001806337">
                <text:p>0.0000000000018063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00000006317415">
                <text:p>0.00000000000063174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00000002168012">
                <text:p>0.00000000000021680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000000007250944">
                <text:p>0.000000000000072509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000000002447568">
                <text:p>0.000000000000024475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876137E-015">
                <text:p>6.876137E-0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137666E-015">
                <text:p>3.137666E-0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841696E-017">
                <text:p>8.841696E-0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322631E-016">
                <text:p>4.322631E-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.031018E-016">
                <text:p>-3.031018E-0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493741E-016">
                <text:p>3.493741E-0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.708335E-016">
                <text:p>-2.708335E-0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383698E-016">
                <text:p>3.383698E-0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3.121958E-016">
                <text:p>-3.121958E-0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329117E-016">
                <text:p>1.329117E-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.142215E-016">
                <text:p>-4.142215E-0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.189562E-016">
                <text:p>-4.189562E-0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428363E-016">
                <text:p>2.428363E-0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6705482">
                <text:p>0.000067054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3571285">
                <text:p>0.000035712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1864374">
                <text:p>0.000018643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9540163">
                <text:p>0.0000095401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4785117">
                <text:p>0.0000047851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2352575">
                <text:p>0.0000023525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1133727">
                <text:p>0.0000011337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05355348">
                <text:p>0.00000053553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02479596">
                <text:p>0.00000024795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01125352">
                <text:p>0.00000011253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005006217">
                <text:p>0.000000050062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002182959">
                <text:p>0.000000021829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0009330279">
                <text:p>0.0000000093302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0003908948">
                <text:p>0.0000000039089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000160522">
                <text:p>0.000000001605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00006461518">
                <text:p>0.00000000064615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00002549293">
                <text:p>0.00000000025492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000009860448">
                <text:p>0.000000000098604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000003736648">
                <text:p>0.000000000037366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000001389747">
                <text:p>0.000000000013897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0000005049625">
                <text:p>0.000000000005049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0000001815583">
                <text:p>0.0000000000018155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00000006232521">
                <text:p>0.00000000000062325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00000002263566">
                <text:p>0.00000000000022635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000000006372207">
                <text:p>0.000000000000063722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00000000340625">
                <text:p>0.00000000000003406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739648E-015">
                <text:p>-1.739648E-0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000000001254237">
                <text:p>0.000000000000012542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8.363828E-015">
                <text:p>-8.363828E-0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.974572E-015">
                <text:p>9.974572E-0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9.306637E-015">
                <text:p>-9.306637E-0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973705E-015">
                <text:p>9.973705E-0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9.015732E-015">
                <text:p>-9.015732E-0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.830541E-015">
                <text:p>9.830541E-0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9.05006E-015">
                <text:p>-9.05006E-0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.771617E-015">
                <text:p>9.771617E-0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9.300442E-015">
                <text:p>-9.300442E-0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341041E-015">
                <text:p>9.341041E-0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8.917449E-015">
                <text:p>-8.917449E-0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006705482">
                <text:p>-0.000067054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003571285">
                <text:p>-0.000035712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001864374">
                <text:p>-0.000018643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0009540163">
                <text:p>-0.0000095401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0004785117">
                <text:p>-0.0000047851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0002352575">
                <text:p>-0.0000023525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0001133727">
                <text:p>-0.0000011337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00005355348">
                <text:p>-0.00000053553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00002479596">
                <text:p>-0.00000024795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00001125352">
                <text:p>-0.00000011253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000005006218">
                <text:p>-0.000000050062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000002182958">
                <text:p>-0.000000021829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0000009330288">
                <text:p>-0.0000000093302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0000003908937">
                <text:p>-0.0000000039089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000000160523">
                <text:p>-0.000000001605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0000000646141">
                <text:p>-0.0000000006461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00000002549396">
                <text:p>-0.00000000025493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00000009859355">
                <text:p>-0.000000000098593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000000003737654">
                <text:p>-0.000000000037376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000000001388653">
                <text:p>-0.000000000013886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0000000005059771">
                <text:p>-0.0000000000050597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000000000180506">
                <text:p>-0.000000000001805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0000000000633224">
                <text:p>-0.0000000000006332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00000000002157758">
                <text:p>-0.00000000000021577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000000000007358529">
                <text:p>-0.000000000000073585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0000000000002373101">
                <text:p>-0.000000000000023731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.918879E-015">
                <text:p>-7.918879E-0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.975363E-015">
                <text:p>-1.975363E-0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416482E-015">
                <text:p>-1.416482E-0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10183E-016">
                <text:p>3.10183E-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8.882361E-017">
                <text:p>-8.882361E-0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.336957E-017">
                <text:p>-2.336957E-0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.082722E-016">
                <text:p>-2.082722E-0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13165E-016">
                <text:p>3.13165E-0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4.362799E-016">
                <text:p>-4.362799E-0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550216E-016">
                <text:p>3.550216E-0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448163E-017">
                <text:p>1.448163E-0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06586E-016">
                <text:p>5.06586E-0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156952E-017">
                <text:p>-1.156952E-0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9900498">
                <text:p>-0.99004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9607894">
                <text:p>-0.96078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9139312">
                <text:p>-0.91393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8521438">
                <text:p>-0.85214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7788008">
                <text:p>-0.77880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6976763">
                <text:p>-0.69767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6126264">
                <text:p>-0.61262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5272924">
                <text:p>-0.5272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4448581">
                <text:p>-0.444858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3678794">
                <text:p>-0.36787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2981973">
                <text:p>-0.29819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2369278">
                <text:p>-0.23692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1845195">
                <text:p>-0.18451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1408584">
                <text:p>-0.14085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1053992">
                <text:p>-0.10539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7730474">
                <text:p>-0.07730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5557621">
                <text:p>-0.055576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391639">
                <text:p>-0.03916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2705185">
                <text:p>-0.027051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1831564">
                <text:p>-0.018315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1215518">
                <text:p>-0.012155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7907054">
                <text:p>-0.0079070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504176">
                <text:p>-0.005041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3151112">
                <text:p>-0.003151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1930454">
                <text:p>-0.0019304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1159229">
                <text:p>-0.0011592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6823281">
                <text:p>-0.00068232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00393669">
                <text:p>-0.0003936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2226299">
                <text:p>-0.00022262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1234098">
                <text:p>-0.00012340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0006705482">
                <text:p>-0.000067054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003571285">
                <text:p>-0.000035712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001864374">
                <text:p>-0.000018643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009540163">
                <text:p>-0.0000095401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004785117">
                <text:p>-0.0000047851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0002352575">
                <text:p>-0.0000023525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001133727">
                <text:p>-0.0000011337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0005355348">
                <text:p>-0.00000053553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0002479596">
                <text:p>-0.00000024795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0001125352">
                <text:p>-0.00000011253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00005006217">
                <text:p>-0.000000050062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00002182959">
                <text:p>-0.000000021829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00000933028">
                <text:p>-0.000000009330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00003908946">
                <text:p>-0.0000000039089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000001605221">
                <text:p>-0.0000000016052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00000006461505">
                <text:p>-0.00000000064615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0000002549306">
                <text:p>-0.00000000025493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00000009860302">
                <text:p>-0.000000000098603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0000000003736727">
                <text:p>-0.000000000037367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000000001389633">
                <text:p>-0.000000000013896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000000005050382">
                <text:p>-0.0000000000050503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0000000001814822">
                <text:p>-0.0000000000018148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0000000006239398">
                <text:p>-0.00000000000062393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0000000002258178">
                <text:p>-0.00000000000022581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00000000006423109">
                <text:p>-0.000000000000064231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0000000000003331841">
                <text:p>-0.000000000000033318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18766E-015">
                <text:p>1.18766E-0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00000000001137512">
                <text:p>-0.000000000000011375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.404892E-015">
                <text:p>7.404892E-0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8.774764E-015">
                <text:p>-8.774764E-0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757471E-015">
                <text:p>8.757471E-0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9.132063E-015">
                <text:p>-9.132063E-0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310332E-015">
                <text:p>8.310332E-0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8.744435E-015">
                <text:p>-8.744435E-0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.886003E-015">
                <text:p>7.886003E-0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8.397113E-015">
                <text:p>-8.397113E-0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203264E-015">
                <text:p>8.203264E-0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8.151241E-015">
                <text:p>-8.151241E-0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07604E-015">
                <text:p>8.407604E-0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6705482">
                <text:p>0.000067054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3571285">
                <text:p>0.000035712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1864374">
                <text:p>0.000018643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09540163">
                <text:p>0.0000095401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04785117">
                <text:p>0.0000047851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02352575">
                <text:p>0.0000023525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01133727">
                <text:p>0.0000011337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005355348">
                <text:p>0.00000053553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002479596">
                <text:p>0.00000024795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001125352">
                <text:p>0.00000011253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0005006218">
                <text:p>0.000000050062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0002182958">
                <text:p>0.000000021829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00009330288">
                <text:p>0.0000000093302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00003908938">
                <text:p>0.0000000039089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00001605229">
                <text:p>0.0000000016052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000006461421">
                <text:p>0.00000000064614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000002549382">
                <text:p>0.00000000025493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0000009859472">
                <text:p>0.000000000098594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0000003737511">
                <text:p>0.000000000037375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000000138877">
                <text:p>0.00000000001388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00000005058412">
                <text:p>0.0000000000050584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00000001805875">
                <text:p>0.0000000000018058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000000006322507">
                <text:p>0.00000000000063225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000000002169667">
                <text:p>0.0000000000002169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0000000007200403">
                <text:p>0.000000000000072004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0000000002514325">
                <text:p>0.000000000000025143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139994E-015">
                <text:p>6.139994E-0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178569E-015">
                <text:p>3.178569E-0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469204E-016">
                <text:p>4.469204E-0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25146E-017">
                <text:p>1.925146E-0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7.614198E-016">
                <text:p>-7.614198E-0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700805E-016">
                <text:p>4.700805E-0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4.132137E-016">
                <text:p>-4.132137E-0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506816E-016">
                <text:p>1.506816E-0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856084E-017">
                <text:p>3.856084E-0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.615483E-016">
                <text:p>-1.615483E-0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528277E-016">
                <text:p>-2.528277E-0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5.708821E-016">
                <text:p>-5.708821E-0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3.344134E-016">
                <text:p>-3.344134E-0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1234098">
                <text:p>0.00012340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2226299">
                <text:p>0.00022262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93669">
                <text:p>0.0003936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6823281">
                <text:p>0.00068232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1159229">
                <text:p>0.00115922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1930454">
                <text:p>0.0019304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3151112">
                <text:p>0.0031511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504176">
                <text:p>0.0050417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7907054">
                <text:p>0.0079070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215518">
                <text:p>0.012155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831564">
                <text:p>0.018315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705185">
                <text:p>0.027051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900498">
                <text:p>0.99004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607894">
                <text:p>0.96078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139312">
                <text:p>0.91393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521438">
                <text:p>0.85214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788008">
                <text:p>0.77880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976763">
                <text:p>0.69767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126264">
                <text:p>0.61262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5272924">
                <text:p>0.52729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448581">
                <text:p>0.444858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678794">
                <text:p>0.36787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981973">
                <text:p>0.29819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369278">
                <text:p>0.23692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845195">
                <text:p>0.18451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408584">
                <text:p>0.14085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053992">
                <text:p>0.10539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7730474">
                <text:p>0.077304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5557621">
                <text:p>0.055576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391639">
                <text:p>0.03916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705185">
                <text:p>0.02705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